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6600" draw:textarea-horizontal-align="justify" draw:textarea-vertical-align="middle" draw:auto-grow-height="false" fo:min-height="0.438cm" fo:min-width="7.808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996600" draw:textarea-horizontal-align="justify" draw:textarea-vertical-align="middle" draw:auto-grow-height="false" fo:min-height="0.438cm" fo:min-width="10.475cm"/>
    </style:style>
    <style:style style:name="P1" style:family="paragraph">
      <loext:graphic-properties draw:fill-color="#9966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382cm" svg:height="0.762cm" svg:x="3.286cm" svg:y="2.5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2" draw:style-name="dp1" draw:master-page-name="Default">
        <draw:g>
          <draw:custom-shape draw:style-name="gr3" draw:text-style-name="P1" draw:layer="layout" svg:width="11.049cm" svg:height="0.762cm" draw:transform="rotate (-0.785398163397448) translate (3.825cm 2.525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335cm" svg:height="0.254cm" draw:transform="rotate (-0.785398163397448) translate (3.882cm 2.9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335cm" svg:height="0.254cm" draw:transform="rotate (-0.785398163397448) translate (10.983cm 10.04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3" draw:text-style-name="P1" draw:layer="layout" svg:width="11.049cm" svg:height="0.762cm" draw:transform="rotate (0.785398163397448) translate (3.286cm 10.337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335cm" svg:height="0.254cm" draw:transform="rotate (0.785398163397448) translate (3.703cm 10.2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335cm" svg:height="0.254cm" draw:transform="rotate (0.785398163397448) translate (10.805cm 3.1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svg:x="3.287cm" svg:y="2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1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1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svg:x="3.286cm" svg:y="10.14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cm" svg:y="10.3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cm" svg:y="10.3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svg:x="3.287cm" svg:y="2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1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1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draw:transform="rotate (1.5707963267949) translate (10.906cm 10.90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draw:transform="rotate (1.5707963267949) translate (11.16cm 10.65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draw:transform="rotate (1.5707963267949) translate (11.16cm 3.03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draw:transform="rotate (1.5707963267949) translate (3.286cm 10.90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draw:transform="rotate (1.5707963267949) translate (3.539cm 10.65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draw:transform="rotate (1.5707963267949) translate (3.539cm 3.03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3" draw:style-name="dp1" draw:master-page-name="Default">
        <draw:g>
          <draw:custom-shape draw:style-name="gr1" draw:text-style-name="P1" draw:layer="layout" svg:width="8.382cm" svg:height="0.762cm" svg:x="3.288cm" svg:y="2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2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2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svg:x="3.287cm" svg:y="10.14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1cm" svg:y="10.3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1cm" svg:y="10.3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svg:x="3.288cm" svg:y="2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svg:x="3.542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svg:x="11.162cm" svg:y="2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draw:transform="rotate (1.5707963267949) translate (10.907cm 10.90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draw:transform="rotate (1.5707963267949) translate (11.161cm 10.65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draw:transform="rotate (1.5707963267949) translate (11.161cm 3.03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8.382cm" svg:height="0.762cm" draw:transform="rotate (1.5707963267949) translate (3.287cm 10.90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54cm" svg:height="0.254cm" draw:transform="rotate (1.5707963267949) translate (3.54cm 10.65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254cm" svg:height="0.254cm" draw:transform="rotate (1.5707963267949) translate (3.54cm 3.03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06:07:28.873405000</meta:creation-date>
    <dc:date>2017-05-28T06:18:37.567488000</dc:date>
    <meta:editing-duration>PT11M8S</meta:editing-duration>
    <meta:editing-cycles>11</meta:editing-cycles>
    <meta:generator>LibreOffice/5.2.4.2$MacOSX_X86_64 LibreOffice_project/3d5603e1122f0f102b62521720ab13a38a4e0eb0</meta:generator>
    <meta:document-statistic meta:object-count="52"/>
  </office:meta>
</office:document-meta>
</file>